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t her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2">Chapter 1<text:tab/>3</text:p>
          <text:p text:style-name="P2">Chapter 2<text:tab/>4</text:p>
        </text:index-body>
      </text:table-of-content>
      <text:p text:style-name="Standard"/>
      <text:p text:style-name="P1"><text:toc-mark text:string-value="Chapter 1" text:outline-level="1"/><text:alphabetical-index-mark text:string-value="Chapter 1"/>Chapter 1</text:p>
      <text:p text:style-name="Standard"/>
      <text:p text:style-name="Standard">sdfds</text:p>
      <text:p text:style-name="Standard">fsf</text:p>
      <text:p text:style-name="Standard">ds</text:p>
      <text:p text:style-name="Standard">fsd</text:p>
      <text:p text:style-name="P1"><text:toc-mark text:string-value="Chapter 2" text:outline-level="1"/><text:alphabetical-index-mark text:string-value="Chapter 2"/>Chapter 2</text:p>
      <text:p text:style-name="Standard">sdf</text:p>
      <text:p text:style-name="Standard">ds</text:p>
      <text:p text:style-name="Standard">f</text:p>
      <text:p text:style-name="Standard">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Link" style:display-name="Index Link" style:family="text" style:parent-style-name="Page_20_Number"/>
    <style:style style:name="Page_20_Number" style:display-name="Page Number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Hansen</meta:initial-creator>
    <meta:creation-date>2017-03-06T16:44:07</meta:creation-date>
    <dc:date>2017-03-07T15:28:06</dc:date>
    <dc:creator>Steve Hansen</dc:creator>
    <meta:editing-duration>PT22H12M56S</meta:editing-duration>
    <meta:editing-cycles>1</meta:editing-cycles>
    <meta:document-statistic meta:table-count="0" meta:image-count="0" meta:object-count="0" meta:page-count="4" meta:paragraph-count="14" meta:word-count="27" meta:character-count="93" meta:non-whitespace-character-count="84"/>
    <meta:generator>LibreOffice/3.5$Linux_X86_64 LibreOffice_project/350m1$Build-2</meta:generator>
  </office:meta>
</office:document-meta>
</file>